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ed3" officeooo:paragraph-rsid="0013167c"/>
    </style:style>
    <style:style style:name="P2" style:family="paragraph" style:parent-style-name="Standard">
      <style:text-properties officeooo:rsid="0013167c" officeooo:paragraph-rsid="00131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ver letter: describe how you could solve a similar problem in a production project for</text:p>
      <text:p text:style-name="P1">sentiment analysis task (you may add extra steps to the pipeline if needed)</text:p>
      <text:p text:style-name="P1"/>
      <text:p text:style-name="P1"/>
      <text:p text:style-name="P2">voice clip data transcribed to text</text:p>
      <text:p text:style-name="P2">preprocess the text using NLP techniques</text:p>
      <text:p text:style-name="P2">input train data into model, fit the model</text:p>
      <text:p text:style-name="P2"/>
      <text:p text:style-name="P2">predict (input test data another transcription, model.predict(), print prediction to frontend)</text:p>
      <text:p text:style-name="P2"/>
      <text:p text:style-name="P2">but who consume the result? What’s the prediction? To see if these customers were happier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01:29:18.808230533</meta:creation-date>
    <dc:date>2021-06-11T02:08:55.161199587</dc:date>
    <meta:editing-duration>PT39M39S</meta:editing-duration>
    <meta:editing-cycles>1</meta:editing-cycles>
    <meta:document-statistic meta:table-count="0" meta:image-count="0" meta:object-count="0" meta:page-count="1" meta:paragraph-count="7" meta:word-count="74" meta:character-count="464" meta:non-whitespace-character-count="397"/>
    <meta:generator>LibreOffice/6.4.7.2$Linux_X86_64 LibreOffice_project/40$Build-2</meta:generator>
  </office:meta>
</office:document-meta>
</file>